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officeooo:rsid="00124adc" officeooo:paragraph-rsid="00124adc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rsid="00124adc" officeooo:paragraph-rsid="00124adc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rsid="0012de8d" officeooo:paragraph-rsid="0012de8d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rsid="0014873c" officeooo:paragraph-rsid="0014873c" style:font-size-asian="14pt" style:font-size-complex="1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.</text:span> СИСТЕМНОЕ ПРОЕКТИОВАНИЕ</text:p>
      <text:p text:style-name="P2"/>
      <text:p text:style-name="P2">На данном этапе разработки программного средства необходимо разбиение на функциональные блоки, где каждый блок выполняет свою определенную функцию и взаимодействует с другими блоками посредством интерфейсов.</text:p>
      <text:p text:style-name="P3">На рисунке 2.1 представлена диагрмма использования настоящего программногопродукта, отсюда можно выделить следующие функциональные блоки:</text:p>
      <text:p text:style-name="P4">- модуль аутентификации;</text:p>
      <text:p text:style-name="P4">- модуль регистрации;</text:p>
      <text:p text:style-name="P4">- модуль связи с БД;</text:p>
      <text:p text:style-name="P4">- база данных;</text:p>
      <text:p text:style-name="P4">- модуль отправки уведомлений по электронной почте;</text:p>
      <text:p text:style-name="P4">- веб-сервис;</text:p>
      <text:p text:style-name="P4">- основной поток;</text:p>
      <text:p text:style-name="P4">- модуль рендеринга html-страниц;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meta:editing-cycles>2</meta:editing-cycles>
    <meta:creation-date>2008-08-22T11:41:04</meta:creation-date>
    <dc:date>2017-04-09T03:35:44.327877190</dc:date>
    <meta:editing-duration>PT6H11M40S</meta:editing-duration>
    <meta:document-statistic meta:table-count="0" meta:image-count="0" meta:object-count="0" meta:page-count="1" meta:paragraph-count="11" meta:word-count="72" meta:character-count="564" meta:non-whitespace-character-count="502"/>
  </office:meta>
</office:document-meta>
</file>